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9" style:family="table">
      <style:table-properties style:width="2.4042in" fo:margin-left="0in" table:align="left" style:writing-mode="lr-tb"/>
    </style:style>
    <style:style style:name="Table9.A" style:family="table-column">
      <style:table-column-properties style:column-width="0.9375in"/>
    </style:style>
    <style:style style:name="Table9.B" style:family="table-column">
      <style:table-column-properties style:column-width="1.4667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1"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2be4ae"/>
    </style:style>
    <style:style style:name="P12"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3"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4"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5"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6"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17" style:family="paragraph" style:parent-style-name="Exalted">
      <style:text-properties fo:font-size="9pt" officeooo:rsid="001bf906" officeooo:paragraph-rsid="001bf906" style:font-size-asian="9pt" style:font-size-complex="9pt"/>
    </style:style>
    <style:style style:name="P18"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19" style:family="paragraph" style:parent-style-name="Heading_20_2">
      <style:paragraph-properties fo:break-before="column"/>
    </style:style>
    <style:style style:name="P20" style:family="paragraph" style:parent-style-name="Heading_20_3">
      <style:text-properties officeooo:rsid="001bf906" officeooo:paragraph-rsid="001bf906"/>
    </style:style>
    <style:style style:name="P21" style:family="paragraph" style:parent-style-name="Heading_20_3">
      <style:text-properties officeooo:paragraph-rsid="001cdb88"/>
    </style:style>
    <style:style style:name="P22" style:family="paragraph" style:parent-style-name="Heading_20_3">
      <style:text-properties officeooo:rsid="001fbeca" officeooo:paragraph-rsid="001fbeca"/>
    </style:style>
    <style:style style:name="P23"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24"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25"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26"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27"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28"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29"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30"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31" style:family="paragraph" style:parent-style-name="Exalted">
      <style:paragraph-properties fo:margin-top="0in" fo:margin-bottom="0.0835in" style:contextual-spacing="false" fo:line-height="100%" fo:text-align="start" style:justify-single-word="false"/>
      <style:text-properties fo:language="en" fo:country="US" officeooo:paragraph-rsid="0035e44a"/>
    </style:style>
    <style:style style:name="P32"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P33"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34"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35"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36"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306eb2" style:font-name-asian="Spectral1" style:font-size-asian="9pt" style:font-name-complex="Spectral1" style:font-size-complex="9pt"/>
    </style:style>
    <style:style style:name="P37" style:family="paragraph" style:parent-style-name="Exalted">
      <style:paragraph-properties fo:margin-top="0in" fo:margin-bottom="0.0835in" style:contextual-spacing="false" fo:line-height="100%" fo:text-align="start" style:justify-single-word="false"/>
      <style:text-properties fo:font-size="9pt" fo:language="en" fo:country="US" officeooo:rsid="0035e44a" officeooo:paragraph-rsid="0035e44a" style:font-name-asian="Spectral1" style:font-size-asian="9pt" style:font-name-complex="Spectral1" style:font-size-complex="9pt"/>
    </style:style>
    <style:style style:name="P38"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39"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35e44a"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35e44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5"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35e44a"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Heading">
      <style:text-properties officeooo:paragraph-rsid="0035e44a"/>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7c06f" style:font-name-asian="Spectral1" style:font-size-asian="9pt" style:font-name-complex="Spectral1" style:font-size-complex="9pt"/>
    </style:style>
    <style:style style:name="T6" style:family="text">
      <style:text-properties fo:font-size="9pt" officeooo:rsid="0039dfa3" style:font-name-asian="Spectral1" style:font-size-asian="9pt" style:font-name-complex="Spectral1" style:font-size-complex="9pt"/>
    </style:style>
    <style:style style:name="T7" style:family="text">
      <style:text-properties fo:font-size="9pt" fo:language="en" fo:country="US" style:font-name-asian="Spectral1" style:font-size-asian="9pt" style:font-name-complex="Spectral1" style:font-size-complex="9pt"/>
    </style:style>
    <style:style style:name="T8" style:family="text">
      <style:text-properties fo:font-size="9pt" fo:language="en" fo:country="US" officeooo:rsid="001fbeca" style:font-name-asian="Spectral1" style:font-size-asian="9pt" style:font-name-complex="Spectral1" style:font-size-complex="9pt"/>
    </style:style>
    <style:style style:name="T9" style:family="text">
      <style:text-properties fo:font-size="9pt" fo:language="en" fo:country="US" officeooo:rsid="002143e3" style:font-name-asian="Spectral1" style:font-size-asian="9pt" style:font-name-complex="Spectral1" style:font-size-complex="9pt"/>
    </style:style>
    <style:style style:name="T10" style:family="text">
      <style:text-properties fo:font-size="9pt" fo:language="en" fo:country="US" fo:font-style="italic" style:font-name-asian="Spectral1" style:font-size-asian="9pt" style:font-style-asian="italic" style:font-name-complex="Spectral1" style:font-size-complex="9pt"/>
    </style:style>
    <style:style style:name="T11" style:family="text">
      <style:text-properties fo:font-size="9pt" fo:font-weight="normal" style:font-name-asian="Spectral1" style:font-size-asian="9pt" style:font-weight-asian="normal" style:font-name-complex="Spectral1" style:font-size-complex="9pt" style:font-weight-complex="normal"/>
    </style:style>
    <style:style style:name="T12"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3"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7" style:family="text">
      <style:text-properties style:use-window-font-color="true" loext:opacity="0%" style:font-name="Times New Roman" officeooo:rsid="002ecddf" style:letter-kerning="false" style:language-asian="zh" style:country-asian="CN" style:language-complex="hi" style:country-complex="IN"/>
    </style:style>
    <style:style style:name="T18" style:family="text">
      <style:text-properties style:use-window-font-color="true" loext:opacity="0%" style:font-name="Times New Roman" officeooo:rsid="00321ed6" style:letter-kerning="false" style:language-asian="zh" style:country-asian="CN" style:language-complex="hi" style:country-complex="IN"/>
    </style:style>
    <style:style style:name="T19"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0" style:family="text">
      <style:text-properties officeooo:rsid="00135343"/>
    </style:style>
    <style:style style:name="T21" style:family="text">
      <style:text-properties officeooo:rsid="00173790"/>
    </style:style>
    <style:style style:name="T22" style:family="text">
      <style:text-properties officeooo:rsid="00186aae"/>
    </style:style>
    <style:style style:name="T23" style:family="text">
      <style:text-properties officeooo:rsid="001bf906"/>
    </style:style>
    <style:style style:name="T24"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25" style:family="text">
      <style:text-properties officeooo:rsid="002fef9a"/>
    </style:style>
    <style:style style:name="T26" style:family="text">
      <style:text-properties officeooo:rsid="00306eb2"/>
    </style:style>
    <style:style style:name="T27" style:family="text">
      <style:text-properties officeooo:rsid="00321ed6"/>
    </style:style>
    <style:style style:name="T28" style:family="text">
      <style:text-properties officeooo:rsid="0095bf6b"/>
    </style:style>
    <style:style style:name="T29" style:family="text">
      <style:text-properties officeooo:rsid="003b7ac9"/>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General</text:h>
      <text:section text:style-name="Sect1" text:name="TextSection">
        <text:h text:style-name="P6" text:outline-level="2">Dice Pools</text:h>
        <text:list xml:id="list1635543436" text:style-name="Exalt_20_Dot">
          <text:list-item>
            <text:p text:style-name="P24"><text:span text:style-name="T1">#</text:span><text:span text:style-name="T11">Successes</text:span><text:span text:style-name="T1"> = </text:span><text:span text:style-name="T3">[Att+Ability] xd10 &gt; 7</text:span></text:p>
            <text:list>
              <text:list-item>
                <text:p text:style-name="P27">10’s are double.</text:p>
              </text:list-item>
            </text:list>
          </text:list-item>
          <text:list-item>
            <text:p text:style-name="P24"><text:span text:style-name="T3">#Successes &gt;= </text:span><text:span text:style-name="T11">Difficulty of Action</text:span></text:p>
          </text:list-item>
          <text:list-item>
            <text:p text:style-name="P24"><text:span text:style-name="T3">On a failure, may choose to </text:span><text:span text:style-name="T11">Botch</text:span><text:span text:style-name="T2">, </text:span><text:span text:style-name="T3">gaining a</text:span><text:span text:style-name="T11"> Strife Point </text:span><text:span text:style-name="T12">in exchange for a Drawback.</text:span></text:p>
          </text:list-item>
        </text:list>
        <text:h text:style-name="Heading_20_3" text:outline-level="3">Stunting</text:h>
        <text:p text:style-name="P12">+2 Dice to an action (or +1 to Static Value).</text:p>
        <text:p text:style-name="P12">May <text:span text:style-name="T17">Assist others by Stunting.</text:span></text:p>
        <text:h text:style-name="P39" text:outline-level="3">Push the Roll</text:h>
        <text:p text:style-name="P12">After rolling gain +2 <text:span text:style-name="T26">dice/+1 </text:span><text:span text:style-name="T18">Static Value</text:span> in exchange for a <text:span text:style-name="T25">Drawback</text:span>, such as:</text:p>
        <text:list xml:id="list105800084775543" text:continue-numbering="true" text:style-name="Exalt_20_Dot">
          <text:list-item>
            <text:p text:style-name="P27">Gain Limit</text:p>
          </text:list-item>
          <text:list-item>
            <text:p text:style-name="P27">Wound/Exhaustion</text:p>
          </text:list-item>
          <text:list-item>
            <text:p text:style-name="P34">Scene Turns Sour</text:p>
          </text:list-item>
        </text:list>
        <text:p text:style-name="P36">If acting in your Specialty, may gain +4 dice/+2 Defense value.</text:p>
        <text:h text:style-name="P6" text:outline-level="2">Motes and Anima</text:h>
        <text:p text:style-name="P11"><text:span text:style-name="T11">Personal is emptied first, then Peripheral</text:span><text:span text:style-name="T2">.</text:span></text:p>
        <text:p text:style-name="P9"><text:span text:style-name="T11">Personal Motes</text:span><text:span text:style-name="T1"> </text:span><text:span text:style-name="T3">do not cause Anima Flare, but only fully regain after a full night’s rest.</text:span></text:p>
        <text:p text:style-name="P9"><text:span text:style-name="T11">Peripheral Motes</text:span><text:span text:style-name="T3"> automatically refill at the beginning of each scene.</text:span></text:p>
        <text:p text:style-name="P9"><text:span text:style-name="T13">As the Peripheral Mote pool is depleted, you</text:span><text:span text:style-name="T3"> will raise your anima to the following:</text:span></text:p>
        <text:list xml:id="list105800420294720" text:continue-numbering="true" text:style-name="Exalt_20_Dot">
          <text:list-item>
            <text:p text:style-name="P27">(1-<text:span text:style-name="T20">5</text:span>) <text:tab/>Glowing</text:p>
          </text:list-item>
          <text:list-item>
            <text:p text:style-name="P27">(<text:span text:style-name="T20">6</text:span>-<text:span text:style-name="T20">10</text:span>) <text:tab/>Burning</text:p>
          </text:list-item>
          <text:list-item>
            <text:p text:style-name="P34">(1<text:span text:style-name="T20">1</text:span>+)<text:tab/>Totemic</text:p>
          </text:list-item>
        </text:list>
        <text:p text:style-name="P12">It takes 15 minutes to go down each level.</text:p>
        <text:p text:style-name="P31"><text:span text:style-name="T4">The Peripheral Pool </text:span><text:span text:style-name="T6">size can be</text:span><text:span text:style-name="T16"> affected by locations:</text:span></text:p>
        <table:table table:name="Table9" table:style-name="Table9">
          <table:table-column table:style-name="Table9.A"/>
          <table:table-column table:style-name="Table9.B"/>
          <table:table-row table:style-name="TableLine2589323740960">
            <table:table-cell table:style-name="Table9.A1" table:number-columns-spanned="2" office:value-type="string">
              <text:p text:style-name="P45"><text:s/>Locations</text:p>
            </table:table-cell>
            <table:covered-table-cell/>
          </table:table-row>
          <table:table-row table:style-name="TableLine2589323745040">
            <table:table-cell table:style-name="Table9.A2" office:value-type="string">
              <text:p text:style-name="P46">Mote <text:span text:style-name="T19">Pool</text:span></text:p>
            </table:table-cell>
            <table:table-cell table:style-name="Table9.B2" office:value-type="string">
              <text:p text:style-name="P46">Underworld <text:span text:style-name="T29">(Example)</text:span></text:p>
            </table:table-cell>
          </table:table-row>
          <table:table-row table:style-name="TableLine2589323747216">
            <table:table-cell table:style-name="Table9.A3" office:value-type="string">
              <text:p text:style-name="P41">-5</text:p>
            </table:table-cell>
            <table:table-cell table:style-name="Table9.B3" office:value-type="string">
              <text:p text:style-name="P41">Shadowlands</text:p>
            </table:table-cell>
          </table:table-row>
          <table:table-row table:style-name="Table9.4">
            <table:table-cell table:style-name="Table9.A2" office:value-type="string">
              <text:p text:style-name="P42">-<text:span text:style-name="T28">10</text:span></text:p>
            </table:table-cell>
            <table:table-cell table:style-name="Table9.B2" office:value-type="string">
              <text:p text:style-name="P41">Underworld</text:p>
            </table:table-cell>
          </table:table-row>
          <table:table-row table:style-name="TableLine2589323902528">
            <table:table-cell table:style-name="Table9.A3" office:value-type="string">
              <text:p text:style-name="P42">-<text:span text:style-name="T28">15</text:span></text:p>
            </table:table-cell>
            <table:table-cell table:style-name="Table9.B3" office:value-type="string">
              <text:p text:style-name="P41">The Labyrinth</text:p>
            </table:table-cell>
          </table:table-row>
          <table:table-row table:style-name="Table9.6">
            <table:table-cell table:style-name="Table9.A2" office:value-type="string">
              <text:p text:style-name="P42">-<text:span text:style-name="T28">20</text:span></text:p>
            </table:table-cell>
            <table:table-cell table:style-name="Table9.B2" office:value-type="string">
              <text:p text:style-name="P41">Void</text:p>
            </table:table-cell>
          </table:table-row>
        </table:table>
        <text:p text:style-name="P37"/>
        <text:h text:style-name="P6" text:outline-level="2">Strifes</text:h>
        <text:p text:style-name="P12">By using a Strife point, a character may:</text:p>
        <text:list xml:id="list105802178470190" text:continue-numbering="true" text:style-name="Exalt_20_Dot">
          <text:list-item>
            <text:p text:style-name="P27">Use Exalt/Caste/<text:span text:style-name="T22">Power</text:span> Expression</text:p>
          </text:list-item>
          <text:list-item>
            <text:p text:style-name="P29">Introduce a Fact</text:p>
          </text:list-item>
          <text:list-item>
            <text:p text:style-name="P30"><text:span text:style-name="T3">Turn the Scene in their Favor</text:span></text:p>
          </text:list-item>
        </text:list>
        <text:h text:style-name="P8" text:outline-level="2">Social Influence</text:h>
        <text:p text:style-name="P10"><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2">(vs. Resolve)</text:p>
        <text:list xml:id="list105800923118151" text:continue-numbering="true" text:style-name="Exalt_20_Dot">
          <text:list-item>
            <text:p text:style-name="P24"><text:span text:style-name="T1">Serious </text:span><text:span text:style-name="T3">Tasks require leveraging an Intimacy.</text:span></text:p>
          </text:list-item>
          <text:list-item>
            <text:p text:style-name="P30"><text:span text:style-name="T1">Life-Changing</text:span><text:span text:style-name="T3"> tasks require leveraging a Defining Intimacy.</text:span></text:p>
          </text:list-item>
        </text:list>
        <text:h text:style-name="P5" text:outline-level="4">Influence Intimacy</text:h>
        <text:p text:style-name="P12">(vs. Resolve)</text:p>
        <text:p text:style-name="P12">Use an existing Intimacy to suppress a different Intimacy, or create a new one. May also target raw emotions for more unpredictable results.</text:p>
        <text:h text:style-name="P5" text:outline-level="4">Read Intentions</text:h>
        <text:p text:style-name="P12">(Insight Roll vs. Guile)</text:p>
        <text:p text:style-name="P12">May ask a question about the character’s actions. The Storyteller must answer truthfully. For every (+2) threshold success, may ask another.</text:p>
        <text:h text:style-name="P5" text:outline-level="4">Discover Intimacy</text:h>
        <text:p text:style-name="P12">(Insight Roll vs. Guile)</text:p>
        <text:p text:style-name="P13">Must state a set of actions or behaviors they are analyzing.</text:p>
        <text:h text:style-name="P7" text:outline-level="2">Encounter Scenes</text:h>
        <text:p text:style-name="P14"><text:span text:style-name="T7">The task is divided into </text:span><text:span text:style-name="T14">2-4</text:span><text:span text:style-name="T7"> Key Issues that must be individually addressed with a certain amount of </text:span><text:span text:style-name="T10">Influence Points</text:span><text:span text:style-name="T7"> backing the character.</text:span><text:span text:style-name="T8"> </text:span></text:p>
        <text:list xml:id="list105800654536162" text:continue-numbering="true" text:style-name="Exalt_20_Dot">
          <text:list-item>
            <text:p text:style-name="P28">5—Simple Issue</text:p>
          </text:list-item>
          <text:list-item>
            <text:p text:style-name="P28">10—Moderate Issue</text:p>
          </text:list-item>
          <text:list-item>
            <text:p text:style-name="P35">15—Complex Issue</text:p>
          </text:list-item>
        </text:list>
        <text:h text:style-name="P20" text:outline-level="3">Gather Influence</text:h>
        <text:p text:style-name="P17">Perform an Action Roll against a Key Issue, and gain that many Successes as Influence.</text:p>
        <text:h text:style-name="P21" text:outline-level="3"><text:span text:style-name="T24">Sabotage</text:span><text:span text:style-name="T23"> Influence</text:span></text:h>
        <text:p text:style-name="P18">Perform a Gather Influence roll, but remove an enemies number of Successes in Influence.</text:p>
        <text:h text:style-name="P22" text:outline-level="3">Control Key Issue</text:h>
        <text:p text:style-name="P15"><text:span text:style-name="T8">An Issue is controlled by a side once they have met the Influence requirement, and </text:span><text:span text:style-name="T15">have kept the most Influence over the Issue for a full Round.</text:span></text:p>
        <text:p text:style-name="P16"><text:span text:style-name="T8"><text:s/>The Encounter ends once all Key Issues are controlled. </text:span><text:span text:style-name="T9">(Regardless of if it is by one party or another.)</text:span></text:p>
        <text:h text:style-name="P19" text:outline-level="2">Projects</text:h>
        <text:p text:style-name="P12">During play, you are awarded Project Resources, and Defining Resources, in accordance to player actions. While similar to XP, it represents material, social, and strategic resources they gather in their travels.</text:p>
        <text:p text:style-name="P12">Depending on the ability used, you may do such actions as:</text:p>
        <text:list xml:id="list105801480154705" text:continue-numbering="true" text:style-name="Exalt_20_Dot">
          <text:list-item>
            <text:p text:style-name="P27">Build a villag<text:span text:style-name="T21">e</text:span></text:p>
          </text:list-item>
          <text:list-item>
            <text:p text:style-name="P27">Create a spy network</text:p>
          </text:list-item>
          <text:list-item>
            <text:p text:style-name="P27">Generate Wealth</text:p>
          </text:list-item>
          <text:list-item>
            <text:p text:style-name="P27">Create/upgrade an artifact</text:p>
          </text:list-item>
        </text:list>
        <text:h text:style-name="P4" text:outline-level="3">Scale</text:h>
        <text:p text:style-name="P9"><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105801599541467" text:continue-numbering="true" text:style-name="Exalt_20_Dot">
          <text:list-item>
            <text:p text:style-name="P25">10: Critical Success</text:p>
          </text:list-item>
          <text:list-item>
            <text:p text:style-name="P25">7-9: Success</text:p>
          </text:list-item>
          <text:list-item>
            <text:p text:style-name="P26">4-6: Oddity Develops</text:p>
          </text:list-item>
          <text:list-item>
            <text:p text:style-name="P25">2-3: Minor Problem</text:p>
          </text:list-item>
          <text:list-item>
            <text:p text:style-name="P32">1: Major Problem</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6T10:42:39.333000000</dc:date>
    <meta:editing-cycles>45</meta:editing-cycles>
    <meta:editing-duration>PT7H55M37S</meta:editing-duration>
    <meta:generator>LibreOffice/7.0.4.2$Windows_X86_64 LibreOffice_project/dcf040e67528d9187c66b2379df5ea4407429775</meta:generator>
    <dc:creator>Samuel Smith</dc:creator>
    <meta:document-statistic meta:table-count="1" meta:image-count="0" meta:object-count="0" meta:page-count="1" meta:paragraph-count="88" meta:word-count="548" meta:character-count="3200" meta:non-whitespace-character-count="2764"/>
  </office:meta>
</office:document-meta>
</file>